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485cm" style:rel-column-width="1869*"/>
    </style:style>
    <style:style style:name="表10.B" style:family="table-column">
      <style:table-column-properties style:column-width="2.757cm" style:rel-column-width="10627*"/>
    </style:style>
    <style:style style:name="表10.C" style:family="table-column">
      <style:table-column-properties style:column-width="8.532cm" style:rel-column-width="32889*"/>
    </style:style>
    <style:style style:name="表10.D" style:family="table-column">
      <style:table-column-properties style:column-width="5.226cm" style:rel-column-width="20150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D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P6" style:family="paragraph" style:parent-style-name="Standard">
      <style:text-properties fo:font-size="18pt" style:font-name-asian="Arial" style:font-size-asian="18pt" style:font-size-complex="18pt"/>
    </style:style>
    <style:style style:name="P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9" style:family="paragraph" style:parent-style-name="Text_20_body">
      <style:text-properties fo:font-size="18pt" style:font-name-asian="Arial" style:font-size-asian="18pt" style:font-size-complex="18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5" style:family="paragraph" style:parent-style-name="Text_20_body" style:list-style-name="L1">
      <style:paragraph-properties fo:margin-top="0cm" fo:margin-bottom="0cm" fo:line-height="138%" style:writing-mode="lr-tb"/>
      <style:text-properties fo:font-weight="bold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style:language-asian="ja" style:country-asian="JP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2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3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6">[/ 20200205_100654]</text:p>
      <text:p text:style-name="P6"/>
      <text:p text:style-name="P17"/>
      <text:p text:style-name="P6">“Guide us to the straight path”</text:p>
      <text:p text:style-name="P6"><text:a xlink:type="simple" xlink:href="https://quranonline.net/al-fatihah/" text:style-name="Internet_20_link" text:visited-style-name="Visited_20_Internet_20_Link">https://quranonline.net/al-fatihah/</text:a></text:p>
      <text:p text:style-name="P6"><text:soft-page-break/><text:a xlink:type="simple" xlink:href="https://quran.com/1" text:style-name="Internet_20_link" text:visited-style-name="Visited_20_Internet_20_Link">https://quran.com/1</text:a></text:p>
      <text:p text:style-name="P6"/>
      <text:p text:style-name="P12">------------------------------------------------------------</text:p>
      <text:p text:style-name="P15">[20200210_143401]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1:6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7">ٱهۡدِنَا ٱلصِّرَٰطَ ٱلۡمُسۡتَقِيمَ</text:p>
          </table:table-cell>
          <table:table-cell table:style-name="表6.B1" office:value-type="string">
            <text:p text:style-name="P8">ihdina: ~ guide us / al's^ira:t^a ~ to the path / al'mustaqiym ~ straight</text:p>
          </table:table-cell>
        </table:table-row>
        <table:table-row>
          <table:table-cell table:style-name="表6.A2" office:value-type="string">
            <text:p text:style-name="P7">1:7</text:p>
            <text:p text:style-name="P7">صِرَٰطَ ٱلَّذِينَ </text:p>
            <text:p text:style-name="P7">أَنۡعَمۡتَ </text:p>
            <text:p text:style-name="P7">عَلَيۡهِمۡ غَيۡرِ </text:p>
            <text:p text:style-name="P7"/>
            <text:p text:style-name="P7">ٱلۡمَغۡضُوبِ </text:p>
            <text:p text:style-name="P7">عَلَيۡهِمۡ وَلَا</text:p>
            <text:p text:style-name="P7"><text:s/>ٱلضَّآلِّينَ</text:p>
          </table:table-cell>
          <table:table-cell table:style-name="表6.B2" office:value-type="string">
            <text:p text:style-name="P8">s^iraat^a ~ the path / al'lathiyna ~ those </text:p>
            <text:p text:style-name="P8"/>
            <text:p text:style-name="P8">/ an'AAmta ~ You have bestowed favor</text:p>
            <text:p text:style-name="P8"/>
            <text:p text:style-name="P8">Aaleyhim ~ on them / ghayri</text:p>
            <text:p text:style-name="P8"/>
            <text:p text:style-name="P8">almaghd^uwbi ~ those who have evoked [Your] anger</text:p>
            <text:p text:style-name="P8"/>
            <text:p text:style-name="P8">Aaleyhim – on them / and not</text:p>
            <text:p text:style-name="P8"/>
            <text:p text:style-name="P8">a'ddaalliyn – of those who are astray</text:p>
          </table:table-cell>
        </table:table-row>
      </table:table>
      <text:p text:style-name="P13"/>
      <text:p text:style-name="P14"/>
      <text:p text:style-name="P19"><text:span text:style-name="T6">[next] </text:span><text:span text:style-name="T7">1:8</text:span></text:p>
      <text:p text:style-name="Text_20_body"/>
      <text:p text:style-name="P16">[/  20200210_145659]</text:p>
      <text:p text:style-name="Text_20_body"/>
      <text:p text:style-name="P17"/>
      <text:p text:style-name="P9"/>
      <text:p text:style-name="P12"><text:soft-page-break/>------------------------------------------------------------</text:p>
      <text:p text:style-name="P15">[XXX]</text:p>
      <text:p text:style-name="Text_20_body"/>
      <text:p text:style-name="P19"><text:span text:style-name="T4">1. </text:span><text:span text:style-name="T5">XX:XX</text:span></text:p>
      <text:list xml:id="list4848242282059281247" text:style-name="L1">
        <text:list-item>
          <text:p text:style-name="P25"><text:span text:style-name="T8">X:X </text:span><text:a xlink:type="simple" xlink:href="https://quranonline.net/al-imran/" text:style-name="Internet_20_link" text:visited-style-name="Visited_20_Internet_20_Link">https://quranonline.net/al-imran/</text:a></text:p>
        </text:list-item>
        <text:list-item>
          <text:p text:style-name="P25"><text:a xlink:type="simple" xlink:href="https://quranonline.net/al-baqarah/" text:style-name="Internet_20_link" text:visited-style-name="Visited_20_Internet_20_Link"><text:span text:style-name="T8">https://quranonline.net/al-baqarah/</text:span></text:a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7">2:2</text:p>
            <text:p text:style-name="P7">ذَٰلِكَ ٱلۡكِتَٰبُ لَا رَيۡبَۛ فِيهِۛ هُدٗى لِّلۡمُتَّقِينَ</text:p>
          </table:table-cell>
          <table:table-cell table:style-name="表7.B1" office:value-type="string">
            <text:p text:style-name="P18"/>
            <text:p text:style-name="P8">dza:lika ~ that / alkitaabu ~ the book / la: ~ no / rayba ~ doubt / fiyhi ~ in it / hudan ~ a guidance / <text:s/>lil'muttaqiyn ~ for those consious of Allah</text:p>
          </table:table-cell>
        </table:table-row>
        <table:table-row>
          <table:table-cell table:style-name="表7.A2" office:value-type="string">
            <text:p text:style-name="P7">2:3</text:p>
            <text:p text:style-name="P7">ٱلَّذِينَ يُؤۡمِنُونَ</text:p>
            <text:p text:style-name="P7"><text:s/>بِٱلۡغَيۡبِ</text:p>
            <text:p text:style-name="P7"><text:s/>وَيُقِيمُونَ </text:p>
            <text:p text:style-name="P7">ٱلصَّلَوٰةَ </text:p>
            <text:p text:style-name="P7">وَمِمَّا</text:p>
            <text:p text:style-name="P7"><text:s/>رَزَقۡنَٰهُمۡ </text:p>
            <text:p text:style-name="P7">يُنفِقُونَ</text:p>
          </table:table-cell>
          <table:table-cell table:style-name="表7.B2" office:value-type="string">
            <text:p text:style-name="P18"/>
            <text:p text:style-name="P8">alla'dziyna ~ those who / yu'minuwna ~ believe / bi'l'ghaybi ~ in the unseen</text:p>
            <text:p text:style-name="P8"/>
            <text:p text:style-name="P8">wa'yuqiymuwna ~ and establish</text:p>
            <text:p text:style-name="P8"/>
            <text:p text:style-name="P8">as^s^alaata ~ the prayer</text:p>
            <text:p text:style-name="P8"/>
            <text:p text:style-name="P8">wa'mimma: ~ and out of what</text:p>
            <text:p text:style-name="P8"/>
            <text:p text:style-name="P8">razaqnaahum ~ we have provided them</text:p>
            <text:p text:style-name="P8">yunfiquwn ~ they spend</text:p>
          </table:table-cell>
        </table:table-row>
      </table:table>
      <text:p text:style-name="P13"/>
      <text:p text:style-name="P14"/>
      <text:p text:style-name="P19"><text:span text:style-name="T6">[next] </text:span><text:span text:style-name="T7">XX:XX</text:span></text:p>
      <text:p text:style-name="Text_20_body"/>
      <text:p text:style-name="P16">[/  20200213_103730]</text:p>
      <text:p text:style-name="Text_20_body"/>
      <text:p text:style-name="P18"><text:soft-page-break/></text:p>
      <text:p text:style-name="P12">------------------------------------------------------------</text:p>
      <text:p text:style-name="P15">[XXX] 20200223_154757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>2:4</text:p>
            <text:p text:style-name="P7">وَٱلَّذِينَ</text:p>
            <text:p text:style-name="P7"><text:s/>يُؤۡمِنُونَ</text:p>
            <text:p text:style-name="P7"><text:s/>بِمَآ أُنزِلَ </text:p>
            <text:p text:style-name="P7">إِلَيۡكَ وَمَآ </text:p>
            <text:p text:style-name="P7">أُنزِلَ مِن قَبۡلِكَ وَبِٱلۡأٓخِرَةِ هُمۡ يُوقِنُونَ</text:p>
          </table:table-cell>
          <table:table-cell table:style-name="表8.B1" office:value-type="string">
            <text:p text:style-name="P8"/>
            <text:p text:style-name="P8"/>
            <text:p text:style-name="P8">walladziyna ~ and those who</text:p>
            <text:p text:style-name="P8"/>
            <text:p text:style-name="P8">yu'mminuwna ~ believe</text:p>
            <text:p text:style-name="P8"/>
            <text:p text:style-name="P8">bi'maa ~ in what / unzila ~ is sent down</text:p>
            <text:p text:style-name="P8">I'leyka ~ to you / wa'maa ~ and that</text:p>
            <text:p text:style-name="P8">is sent down / from / qablika ~ before you / wa'bil'aaxirati ~ and in hereafter / hum ~ they / yuwqinuwn ~ firmly believe</text:p>
          </table:table-cell>
        </table:table-row>
        <table:table-row>
          <table:table-cell table:style-name="表8.A2" office:value-type="string">
            <text:p text:style-name="P7">2:5</text:p>
            <text:p text:style-name="P7">أُوْلَـٰٓئِكَ عَلَىٰ هُدٗى</text:p>
            <text:p text:style-name="P7"><text:s/>مِّن رَّبِّهِمۡۖ </text:p>
            <text:p text:style-name="P7">وَأُوْلَـٰٓئِكَ هُمُ ٱلۡمُفۡلِحُونَ</text:p>
          </table:table-cell>
          <table:table-cell table:style-name="表8.B2" office:value-type="string">
            <text:p text:style-name="P8"/>
            <text:p text:style-name="P8"/>
            <text:p text:style-name="P8">ulaayika ~ those / <text:span text:style-name="T1">AA</text:span>laa ~ on / hudan ~ guidance</text:p>
            <text:p text:style-name="P8"/>
            <text:p text:style-name="P8">min ~ from / rabbiihim ~ their lord</text:p>
            <text:p text:style-name="P8">and those / humu ~ they / al'muf'lixuwn ~ the successful ones</text:p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20200223_161210</text:p>
      <text:p text:style-name="Text_20_body"/>
      <text:p text:style-name="P18"><text:soft-page-break/></text:p>
      <text:p text:style-name="P12">------------------------------------------------------------</text:p>
      <text:p text:style-name="P15">[XXX] 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7">2:6</text:p>
            <text:p text:style-name="P7">إِنَّ ٱلَّذِينَ كَفَرُواْ </text:p>
            <text:p text:style-name="P7">سَوَآءٌ </text:p>
            <text:p text:style-name="P7">عَلَيۡهِمۡ </text:p>
            <text:p text:style-name="P7">ءَأَنذَرۡتَهُمۡ </text:p>
            <text:p text:style-name="P7">أَمۡ لَمۡ تُنذِرۡهُمۡ </text:p>
            <text:p text:style-name="P7">لَا يُؤۡمِنُونَ</text:p>
          </table:table-cell>
          <table:table-cell table:style-name="表9.B1" office:value-type="string">
            <text:p text:style-name="P8"/>
            <text:p text:style-name="P8"/>
            <text:p text:style-name="P8">inna ~ indeed / alladziyna ~ those who / kafaruw ~ disbelieve</text:p>
            <text:p text:style-name="P8">sawaa<text:span text:style-name="T1">U</text:span>n ~ it is same</text:p>
            <text:p text:style-name="P8"/>
            <text:p text:style-name="P8"><text:span text:style-name="T1">AA</text:span>leyhim ~ to them</text:p>
            <text:p text:style-name="P8">whether you warn them ~ <text:span text:style-name="T1">A</text:span>andzartahum</text:p>
            <text:p text:style-name="P8">am ~ or / lam ~ not / tundzirhum ~ you warn them</text:p>
            <text:p text:style-name="P8">la ~ not / yu'<text:span text:style-name="T1">W'</text:span>minuwn ~ they believe</text:p>
          </table:table-cell>
        </table:table-row>
        <table:table-row>
          <table:table-cell table:style-name="表9.A2" office:value-type="string">
            <text:p text:style-name="P7">2:7</text:p>
            <text:p text:style-name="P7">خَتَمَ </text:p>
            <text:p text:style-name="P7">ٱللَّهُ عَلَىٰ </text:p>
            <text:p text:style-name="P7">قُلُوبِهِمۡ </text:p>
            <text:p text:style-name="P7">وَعَلَىٰ </text:p>
            <text:p text:style-name="P7">سَمۡعِهِمۡۖ </text:p>
            <text:p text:style-name="P7">وَعَلَىٰٓ أَبۡصَٰرِهِمۡ </text:p>
            <text:p text:style-name="P7">غِشَٰوَةٞۖ </text:p>
            <text:p text:style-name="P7">وَلَهُمۡ</text:p>
            <text:p text:style-name="P7"><text:soft-page-break/><text:s/>عَذَابٌ </text:p>
            <text:p text:style-name="P7">عَظِيمٞ</text:p>
          </table:table-cell>
          <table:table-cell table:style-name="表9.B2" office:value-type="string">
            <text:p text:style-name="P8"/>
            <text:p text:style-name="P8"/>
            <text:p text:style-name="P8">chatama ~ has set a seal</text:p>
            <text:p text:style-name="P8"/>
            <text:p text:style-name="P8">a. ~ allaahu / <text:span text:style-name="T1">AA</text:span>laa ~ on</text:p>
            <text:p text:style-name="P8">their hearts ~ quluwbihim</text:p>
            <text:p text:style-name="P8"/>
            <text:p text:style-name="P8">and on ~ wa'<text:span text:style-name="T1">AA</text:span>laa</text:p>
            <text:p text:style-name="P8"/>
            <text:p text:style-name="P8">sam<text:span text:style-name="T1">I</text:span>him ~ their hearing</text:p>
            <text:p text:style-name="P8"/>
            <text:p text:style-name="P8">and on / ab's^aarihim ~ vision+their</text:p>
            <text:p text:style-name="P8">ghishawatun ~ a veil</text:p>
            <text:p text:style-name="P8"/>
            <text:p text:style-name="P8">wa'lahum ~ and to+them</text:p>
            <text:p text:style-name="P8"/>
            <text:p text:style-name="P8"><text:soft-page-break/><text:span text:style-name="T1">A</text:span>dzaabun ~ a punishment</text:p>
            <text:p text:style-name="P8"/>
            <text:p text:style-name="P8"><text:span text:style-name="T1">AA</text:span>dz^iym ~ great</text:p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20200224_145618</text:p>
      <text:p text:style-name="Text_20_body"/>
      <text:p text:style-name="P18">@@@</text:p>
      <text:p text:style-name="P12">------------------------------------------------------------</text:p>
      <text:p text:style-name="P15">[XXX] 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7">2:8</text:p>
            <text:p text:style-name="P7">وَمِنَ ٱلنَّاسِ مَن يَقُولُ ءَامَنَّا بِٱللَّهِ وَبِٱلۡيَوۡمِ ٱلۡأٓخِرِ وَمَا هُم بِمُؤۡمِنِينَ</text:p>
          </table:table-cell>
          <table:table-cell table:style-name="表11.B1" office:value-type="string">
            <text:p text:style-name="P8"/>
          </table:table-cell>
        </table:table-row>
        <table:table-row>
          <table:table-cell table:style-name="表11.A2" office:value-type="string">
            <text:p text:style-name="P7">2:9</text:p>
            <text:p text:style-name="P7">يُخَٰدِعُونَ ٱللَّهَ وَٱلَّذِينَ ءَامَنُواْ وَمَا يَخۡدَعُونَ إِلَّآ أَنفُسَهُمۡ وَمَا يَشۡعُرُونَ</text:p>
          </table:table-cell>
          <table:table-cell table:style-name="表11.B2" office:value-type="string">
            <text:p text:style-name="P8"/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9"/>
      <text:p text:style-name="P11">------------------------------------------------------------ TEMPLATE</text:p>
      <text:p text:style-name="P12">------------------------------------------------------------</text:p>
      <text:p text:style-name="P15">[XXX] 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7"/>
          </table:table-cell>
          <table:table-cell table:style-name="表49.B1" office:value-type="string">
            <text:p text:style-name="P8"/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</text:p>
      <text:p text:style-name="Text_20_body"/>
      <text:p text:style-name="Text_20_body"/>
      <text:p text:style-name="Text_20_body"/>
      <text:p text:style-name="Text_20_body"/>
      <text:p text:style-name="P10">/------------------------------------------------------------ /TEMPLATE</text:p>
      <text:p text:style-name="P1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5"/>
          </table:table-cell>
          <table:table-cell table:style-name="表10.A1" office:value-type="string">
            <text:p text:style-name="P5">dz</text:p>
          </table:table-cell>
          <table:table-cell table:style-name="表10.A1" office:value-type="string">
            <text:p text:style-name="P5">“the” in english</text:p>
          </table:table-cell>
          <table:table-cell table:style-name="表10.D1" office:value-type="string">
            <text:p text:style-name="P5">20200213_101557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gh</text:p>
          </table:table-cell>
          <table:table-cell table:style-name="表10.A2" office:value-type="string">
            <text:p text:style-name="P5">arabic “غ” (“ghayin”)</text:p>
          </table:table-cell>
          <table:table-cell table:style-name="表10.D2" office:value-type="string">
            <text:p text:style-name="P5">20200213_102516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حُ</text:p>
          </table:table-cell>
          <table:table-cell table:style-name="表10.A2" office:value-type="string">
            <text:p text:style-name="P5">x in hebrew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خِ</text:p>
          </table:table-cell>
          <table:table-cell table:style-name="表10.A2" office:value-type="string">
            <text:p text:style-name="P5">ch in hebrew “חֻ”</text:p>
          </table:table-cell>
          <table:table-cell table:style-name="表10.D2" office:value-type="string">
            <text:p text:style-name="P5">20200223_161050</text:p>
          </table:table-cell>
        </table:table-row>
      </table:table>
      <text:p text:style-name="P10"/>
      <text:p text:style-name="P11"/>
      <table:table table:name="表276" table:style-name="表276">
        <table:table-column table:style-name="表276.A"/>
        <text:soft-page-break/>
        <table:table-row>
          <table:table-cell table:style-name="表276.A1" office:value-type="string">
            <text:p text:style-name="P4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"/>
          </table:table-cell>
        </table:table-row>
      </table:table>
      <text:p text:style-name="P21"/>
      <text:p text:style-name="P11">===================== EOF =====================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2-24T14:57:17.08</dc:date>
    <dc:creator>iwabuchi ken</dc:creator>
    <meta:editing-duration>PT4H15M3S</meta:editing-duration>
    <meta:editing-cycles>21</meta:editing-cycles>
    <meta:generator>OpenOffice/4.1.3$Win32 OpenOffice.org_project/413m1$Build-9783</meta:generator>
    <meta:document-statistic meta:table-count="13" meta:image-count="0" meta:object-count="0" meta:page-count="9" meta:paragraph-count="201" meta:word-count="765" meta:character-count="5297"/>
  </office:meta>
</office:document-meta>
</file>